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opacity="100%" draw:fill="none" draw:textarea-horizontal-align="justify" draw:textarea-vertical-align="middle" draw:auto-grow-height="false" fo:min-height="6.255cm" fo:min-width="10.295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0.604cm" svg:height="2.523cm" draw:transform="skewX (0.0424115008234622) rotate (0.257436064669164) translate (5.38499996824536cm 18.8869998546039cm)" svg:viewBox="0 0 10605 2524" svg:d="M0 0c5472-1 10605 2524 10605 2524">
          <text:p/>
        </draw:path>
        <draw:polyline draw:style-name="gr1" draw:text-style-name="P1" draw:layer="layout" svg:width="8.139cm" svg:height="0.081cm" draw:transform="skewX (-0.0647517152489896) rotate (1.92544723080014) translate (8.56023528685235cm 18.3223480064531cm)" svg:viewBox="0 0 8140 82" draw:points="0,0 7927,1 8140,82">
          <text:p/>
        </draw:polyline>
        <draw:polyline draw:style-name="gr1" draw:text-style-name="P1" draw:layer="layout" svg:width="7.906cm" svg:height="0.241cm" draw:transform="skewX (0.0687659725285765) rotate (1.18577669380495) translate (12.5750795845846cm 18.2158475374714cm)" svg:viewBox="0 0 7907 242" draw:points="0,242 6767,241 7907,0">
          <text:p/>
        </draw:polyline>
        <draw:custom-shape draw:style-name="gr2" draw:text-style-name="P1" draw:layer="layout" svg:width="10.795cm" svg:height="6.505cm" svg:x="5.385cm" svg:y="6.662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5.733cm" svg:height="1.732cm" draw:transform="rotate (0.718726585971265) translate (15.7319921488521cm 10.8057188823614cm)" svg:viewBox="0 0 5734 1733" svg:d="M0 1733c3375 0 5734-1733 5734-1733">
          <text:p/>
        </draw:path>
        <draw:line draw:style-name="gr3" draw:text-style-name="P1" draw:layer="layout" svg:x1="19.095cm" svg:y1="8.3cm" svg:x2="20.048cm" svg:y2="6.395cm">
          <text:p/>
        </draw:line>
        <draw:path draw:style-name="gr1" draw:text-style-name="P1" draw:layer="layout" svg:width="5.733cm" svg:height="1.732cm" draw:transform="rotate (-0.718726585971265) translate (1.573cm 7.131cm)" svg:viewBox="0 0 5734 1733" svg:d="M5734 1733c-3374 0-5734-1733-5734-1733">
          <text:p/>
        </draw:path>
        <draw:line draw:style-name="gr3" draw:text-style-name="P1" draw:layer="layout" svg:x1="2.526cm" svg:y1="8.401cm" svg:x2="1.573cm" svg:y2="6.4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3T10:29:54.817643799</meta:creation-date>
    <dc:date>2023-09-23T10:38:07.230102603</dc:date>
    <meta:editing-duration>PT8M13S</meta:editing-duration>
    <meta:editing-cycles>1</meta:editing-cycles>
    <meta:document-statistic meta:object-count="8"/>
    <meta:generator>LibreOffice/7.3.7.2$Linux_X86_64 LibreOffice_project/30$Build-2</meta:generator>
  </office:meta>
</office:document-meta>
</file>